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1893" officeooo:paragraph-rsid="000d1893"/>
    </style:style>
    <style:style style:name="P2" style:family="paragraph" style:parent-style-name="Standard">
      <style:paragraph-properties fo:text-align="start" style:justify-single-word="false"/>
      <style:text-properties officeooo:rsid="000d1893" officeooo:paragraph-rsid="000d1893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гра Лабиринт.</text:p>
      <text:p text:style-name="P1">Цель игры заключается в том, чтобы найти клад и выйти с ним из лабиринта. В лабиринте помимо клада находятся стены (через них нельзя проходить), ямы (в которые можно упасть и потерять клад), река (которая может унести игрока и клад), медведь (способный ранить игрока) и больница (раненный игрок не может нести клад).</text:p>
      <text:p text:style-name="P2">Для создания игры был использован модуль <text:span text:style-name="T1">PyGame </text:span><text:span text:style-name="T2">и встроенные модули</text:span><text:span text:style-name="T1">. </text:span><text:span text:style-name="T2">Были реализованы классы для всех игровых объектов, а также класс лабиринта и игры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6T21:13:25.090000000</meta:creation-date>
    <dc:date>2021-02-26T21:19:02.731000000</dc:date>
    <meta:editing-duration>PT5M41S</meta:editing-duration>
    <meta:editing-cycles>1</meta:editing-cycles>
    <meta:document-statistic meta:table-count="0" meta:image-count="0" meta:object-count="0" meta:page-count="1" meta:paragraph-count="3" meta:word-count="76" meta:character-count="481" meta:non-whitespace-character-count="408"/>
    <meta:generator>LibreOffice/7.0.4.2$Windows_X86_64 LibreOffice_project/dcf040e67528d9187c66b2379df5ea4407429775</meta:generator>
  </office:meta>
</office:document-meta>
</file>